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16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PARABLE OF THE SHREWD MANAGER (16:1-18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PARABLE OF THE SHREWD MANAGER (16:1-18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risis (16:1-2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crisis (16:1-2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dishonesty of a manager (16: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dismissal of the manager (16:2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PARABLE OF THE SHREWD MANAGER (16:1-18)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crisis (16:1-2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concern (16:3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raftiness (16:4-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craftiness (16:4-7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resolve of the manager (16:4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reductions by the manager (16:5-7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3-twoColTx-Title-and-2-Column-Text" presentation:presentation-page-layout-name="Master1-PPL13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PARABLE OF THE SHREWD MANAGER (16:1-18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021in" svg:y="2in" svg:width="4.61632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crisis (16:1-2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concern (16: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craftiness (16:4-7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02" presentation:style-name="a583" draw:name="Text Placeholder 3" svg:x="6.16319in" svg:y="2in" svg:width="4.61632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commendation (16:8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caution (16:9-1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choice (16:1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condemnation (16:14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7" draw:style-name="a584" draw:master-page-name="Master1-Layout12-tx-Title-and-Text" presentation:presentation-page-layout-name="Master1-PPL12" draw:id="Slide-262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LUKE 16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PARABLE OF THE SHREWD MANAGER (16:1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PARABLE OF THE RICH MAN AND LAZARUS (16:19-31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-title-Title-Slide" presentation:presentation-page-layout-name="Master1-PPL1" draw:id="Slide-263">
        <draw:frame draw:id="id105" presentation:style-name="a603" draw:name="Title 1" svg:x="1.38in" svg:y="0.83in" svg:width="10.3in" svg:height="4.42in" presentation:class="title" presentation:placeholder="false">
          <draw:text-box>
            <text:p text:style-name="a602" text:class-names="" text:cond-style-name=""><text:span text:style-name="a600" text:class-names="">PARABLE OF THE RICH MAN AND LAZARUS (16:19-31)<text:s text:c="1"/></text:span><text:span text:style-name="a601" text:class-names=""/></text:p>
          </draw:text-box>
          <svg:title/>
          <svg:desc/>
        </draw:frame>
        <draw:frame draw:id="id106" presentation:style-name="a608" draw:name="Subtitle 2" svg:x="1.38in" svg:y="5.25in" svg:width="10.3in" svg:height="1.85in" presentation:class="subtitle" presentation:placeholder="false">
          <draw:text-box>
            <text:p text:style-name="a605" text:class-names="" text:cond-style-name=""><text:span text:style-name="a604" text:class-names=""><text:s text:c="1"/>The two persons (16:19-21)<text:s text:c="1"/></text:span></text:p>
            <text:p text:style-name="a607" text:class-names="" text:cond-style-name=""><text:span text:style-name="a606" text:class-names=""/></text:p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two persons (16:19-21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ich man (16:19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beggar (16:20-21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beggar (16:20-21)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His pain (16: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poverty (16:21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two persons (16:19-21)<text:s text:c="1"/></text:span><text:span text:style-name="a641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rich man (16:19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beggar (16:20-21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PARABLE OF THE RICH MAN AND LAZARUS (16:19-31)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two persons (16:19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two places (16:22-2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2-tx-Title-and-Text" presentation:presentation-page-layout-name="Master1-PPL12" draw:id="Slide-268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two places (16:22-23)<text:s text:c="1"/>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Paradise (16:22a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Perdition (16:22b-2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4" draw:style-name="a684" draw:master-page-name="Master1-Layout12-tx-Title-and-Text" presentation:presentation-page-layout-name="Master1-PPL12" draw:id="Slide-269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PARABLE OF THE RICH MAN AND LAZARUS (16:19-31)<text:s text:c="1"/></text:span><text:span text:style-name="a686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two persons (16:19-21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two places (16:22-2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two prayers (16:24-3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5" draw:style-name="a702" draw:master-page-name="Master1-Layout1-title-Title-Slide" presentation:presentation-page-layout-name="Master1-PPL1" draw:id="Slide-270">
        <draw:frame draw:id="id119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The two prayers (16:24-31)<text:s text:c="1"/></text:span><text:span text:style-name="a704" text:class-names=""/></text:p>
          </draw:text-box>
          <svg:title/>
          <svg:desc/>
        </draw:frame>
        <draw:frame draw:id="id120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rich man's prayer concerning relief for his body (16:24-26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rich man's prayer concerning relief for his body (16:24-26)<text:s text:c="1"/></text:span><text:span text:style-name="a714" text:class-names=""/></text:p>
          </draw:text-box>
          <svg:title/>
          <svg:desc/>
        </draw:frame>
        <draw:frame draw:id="id122" presentation:style-name="a729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request (16:24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fusal (16:2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reason (16:26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7" draw:style-name="a730" draw:master-page-name="Master1-Layout12-tx-Title-and-Text" presentation:presentation-page-layout-name="Master1-PPL12" draw:id="Slide-272">
        <draw:frame draw:id="id123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two prayers (16:24-31)<text:s text:c="1"/></text:span><text:span text:style-name="a732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The rich man's prayer concerning relief for his body (16:24-26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The rich man's prayer concerning redemption for his brothers (16:27-31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2-tx-Title-and-Text" presentation:presentation-page-layout-name="Master1-PPL12" draw:id="Slide-273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<text:s text:c="1"/>The rich man's prayer concerning redemption for his brothers (16:27-31)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 request (16:27-28): He begs Abraham to send Lazarus back to warn his five evil brothers about this terrible place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reasons for the refusal (16:29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9" draw:style-name="a760" draw:master-page-name="Master1-Layout12-tx-Title-and-Text" presentation:presentation-page-layout-name="Master1-PPL12" draw:id="Slide-274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<text:s text:c="1"/>The reasons for the refusal (16:29-31)<text:s text:c="1"/></text:span><text:span text:style-name="a762" text:class-names=""/></text:p>
          </draw:text-box>
          <svg:title/>
          <svg:desc/>
        </draw:frame>
        <draw:frame draw:id="id128" presentation:style-name="a774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<text:s text:c="1"/>"Moses and the prophets have warned them" (16:29-3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"If they won't listen to Moses and the prophets, they won't listen even if someone rises from the dead" (16:31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0" draw:style-name="a775" draw:master-page-name="Master1-Layout12-tx-Title-and-Text" presentation:presentation-page-layout-name="Master1-PPL12" draw:id="Slide-275">
        <draw:frame draw:id="id129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<text:s text:c="1"/>The rich man's prayer concerning redemption for his brothers (16:27-31)<text:s text:c="1"/></text:span><text:span text:style-name="a777" text:class-names=""/></text:p>
          </draw:text-box>
          <svg:title/>
          <svg:desc/>
        </draw:frame>
        <draw:frame draw:id="id130" presentation:style-name="a789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request (16:27-28): He begs Abraham to send Lazarus back to warn his five evil brothers about this terrible place.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reasons for the refusal (16:29-31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1" draw:style-name="a790" draw:master-page-name="Master1-Layout12-tx-Title-and-Text" presentation:presentation-page-layout-name="Master1-PPL12" draw:id="Slide-276">
        <draw:frame draw:id="id131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two prayers (16:24-31)<text:s text:c="1"/></text:span><text:span text:style-name="a792" text:class-names=""/></text:p>
          </draw:text-box>
          <svg:title/>
          <svg:desc/>
        </draw:frame>
        <draw:frame draw:id="id132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rich man's prayer concerning relief for his body (16:24-26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rich man's prayer concerning redemption for his brothers (16:27-31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2" draw:style-name="a805" draw:master-page-name="Master1-Layout12-tx-Title-and-Text" presentation:presentation-page-layout-name="Master1-PPL12" draw:id="Slide-277">
        <draw:frame draw:id="id133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PARABLE OF THE RICH MAN AND LAZARUS (16:19-31)<text:s text:c="1"/></text:span><text:span text:style-name="a807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two persons (16:19-21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two places (16:22-23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two prayers (16:24-31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3" draw:style-name="a823" draw:master-page-name="Master1-Layout12-tx-Title-and-Text" presentation:presentation-page-layout-name="Master1-PPL12" draw:id="Slide-278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LUKE 16</text:span><text:span text:style-name="a825" text:class-names=""/></text:p>
          </draw:text-box>
          <svg:title/>
          <svg:desc/>
        </draw:frame>
        <draw:frame draw:id="id136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PARABLE OF THE SHREWD MANAGER (16:1-18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PARABLE OF THE RICH MAN AND LAZARUS (16:19-31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6</dc:title>
    <meta:initial-creator>David STRICKLAND</meta:initial-creator>
    <dc:creator>David STRICKLAND</dc:creator>
    <meta:creation-date>2020-02-22T19:29:52Z</meta:creation-date>
    <dc:date>2020-02-22T19:29:53Z</dc:date>
    <meta:template xlink:href="BibleStudy" xlink:type="simple"/>
    <meta:editing-cycles>1</meta:editing-cycles>
    <meta:editing-duration>PT0S</meta:editing-duration>
    <meta:document-statistic meta:paragraph-count="74" meta:word-count="623"/>
  </office:meta>
</office:document-meta>
</file>